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0.576cm"/>
    </style:style>
    <style:style style:name="gr12" style:family="graphic" style:parent-style-name="standard">
      <style:graphic-properties draw:stroke="none" svg:stroke-color="#000000" draw:fill="none" draw:fill-color="#ffffff" fo:min-height="0.931cm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Fira Sans Book" fo:font-size="18pt" fo:font-weight="350" style:font-size-asian="18pt" style:font-size-complex="18pt"/>
    </style:style>
    <style:style style:name="P5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3.52cm" svg:y1="7.199cm" svg:x2="3.52cm" svg:y2="7.829cm">
            <text:p/>
          </draw:line>
          <draw:line draw:style-name="gr2" draw:text-style-name="P1" draw:layer="layout" svg:x1="2.811cm" svg:y1="7.829cm" svg:x2="4.226cm" svg:y2="7.829cm">
            <text:p/>
          </draw:line>
          <draw:line draw:style-name="gr3" draw:text-style-name="P1" draw:layer="layout" svg:x1="3.048cm" svg:y1="8.141cm" svg:x2="3.991cm" svg:y2="8.141cm">
            <text:p/>
          </draw:line>
          <draw:line draw:style-name="gr4" draw:text-style-name="P1" draw:layer="layout" svg:x1="3.282cm" svg:y1="8.456cm" svg:x2="3.754cm" svg:y2="8.456cm">
            <text:p/>
          </draw:line>
        </draw:g>
        <draw:g xml:id="id3" draw:id="id3">
          <draw:line draw:style-name="gr5" draw:text-style-name="P1" draw:layer="layout" svg:x1="2.4cm" svg:y1="2.736cm" svg:x2="2.4cm" svg:y2="3.445cm">
            <text:p/>
          </draw:line>
          <draw:line draw:style-name="gr6" draw:text-style-name="P1" draw:layer="layout" svg:x1="2.857cm" svg:y1="2.026cm" svg:x2="2.857cm" svg:y2="4.154cm">
            <text:p/>
          </draw:line>
          <draw:line draw:style-name="gr7" draw:text-style-name="P1" draw:layer="layout" svg:x1="2.4cm" svg:y1="3.09cm" svg:x2="1.488cm" svg:y2="3.09cm">
            <text:p/>
          </draw:line>
          <draw:line draw:style-name="gr8" draw:text-style-name="P1" draw:layer="layout" svg:x1="2.857cm" svg:y1="3.09cm" svg:x2="3.769cm" svg:y2="3.09cm">
            <text:p/>
          </draw:line>
        </draw:g>
        <draw:g xml:id="id1" draw:id="id1">
          <draw:line draw:style-name="gr9" draw:text-style-name="P2" draw:layer="layout" svg:x1="4.695cm" svg:y1="3.786cm" svg:x2="5.042cm" svg:y2="3.851cm">
            <text:p/>
          </draw:line>
          <draw:line draw:style-name="gr9" draw:text-style-name="P2" draw:layer="layout" svg:x1="4.466cm" svg:y1="3.953cm" svg:x2="5.04cm" svg:y2="4.068cm">
            <text:p/>
          </draw:line>
          <draw:line draw:style-name="gr9" draw:text-style-name="P2" draw:layer="layout" svg:x1="4.462cm" svg:y1="3.956cm" svg:x2="5.038cm" svg:y2="3.85cm">
            <text:p/>
          </draw:line>
          <draw:line draw:style-name="gr9" draw:text-style-name="P2" draw:layer="layout" svg:x1="5.036cm" svg:y1="4.067cm" svg:x2="4.46cm" svg:y2="4.173cm">
            <text:p/>
          </draw:line>
          <draw:line draw:style-name="gr9" draw:text-style-name="P2" draw:layer="layout" svg:x1="5.034cm" svg:y1="4.284cm" svg:x2="4.458cm" svg:y2="4.39cm">
            <text:p/>
          </draw:line>
          <draw:line draw:style-name="gr9" draw:text-style-name="P2" draw:layer="layout" svg:x1="5.038cm" svg:y1="4.287cm" svg:x2="4.464cm" svg:y2="4.172cm">
            <text:p/>
          </draw:line>
          <draw:line draw:style-name="gr9" draw:text-style-name="P2" draw:layer="layout" svg:x1="4.461cm" svg:y1="4.38cm" svg:x2="5.035cm" svg:y2="4.495cm">
            <text:p/>
          </draw:line>
          <draw:line draw:style-name="gr9" draw:text-style-name="P2" draw:layer="layout" svg:x1="4.46cm" svg:y1="4.597cm" svg:x2="5.034cm" svg:y2="4.712cm">
            <text:p/>
          </draw:line>
          <draw:line draw:style-name="gr9" draw:text-style-name="P2" draw:layer="layout" svg:x1="4.456cm" svg:y1="4.6cm" svg:x2="5.032cm" svg:y2="4.494cm">
            <text:p/>
          </draw:line>
          <draw:line draw:style-name="gr9" draw:text-style-name="P2" draw:layer="layout" svg:x1="5.03cm" svg:y1="4.71cm" svg:x2="4.454cm" svg:y2="4.816cm">
            <text:p/>
          </draw:line>
          <draw:line draw:style-name="gr9" draw:text-style-name="P2" draw:layer="layout" svg:x1="5.028cm" svg:y1="4.928cm" svg:x2="4.685cm" svg:y2="4.988cm">
            <text:p/>
          </draw:line>
          <draw:line draw:style-name="gr9" draw:text-style-name="P2" draw:layer="layout" svg:x1="5.032cm" svg:y1="4.93cm" svg:x2="4.458cm" svg:y2="4.815cm">
            <text:p/>
          </draw:line>
        </draw:g>
        <draw:connector draw:style-name="gr10" draw:text-style-name="P3" draw:layer="layout" svg:x1="4.748cm" svg:y1="4.987cm" svg:x2="3.518cm" svg:y2="7.199cm" draw:start-shape="id1" draw:start-glue-point="2" draw:end-shape="id2" draw:end-glue-point="0" svg:d="M4748 4987v1106h-1230v1106" svg:viewBox="0 0 1231 2213">
          <text:p/>
        </draw:connector>
        <draw:connector draw:style-name="gr10" draw:text-style-name="P3" draw:layer="layout" svg:x1="1.488cm" svg:y1="3.09cm" svg:x2="3.518cm" svg:y2="7.199cm" draw:start-shape="id3" draw:start-glue-point="3" draw:end-shape="id2" draw:end-glue-point="0" svg:d="M1488 3090h-551v2587h2581v1522" svg:viewBox="0 0 2582 4110">
          <text:p/>
        </draw:connector>
        <draw:frame draw:style-name="gr11" draw:text-style-name="P5" draw:layer="layout" svg:width="2.217cm" svg:height="1.017cm" svg:x="1.805cm" svg:y="1.215cm">
          <draw:text-box>
            <text:p text:style-name="P4"><text:span text:style-name="T1">- <text:s/>V <text:s/>+</text:span></text:p>
          </draw:text-box>
        </draw:frame>
        <draw:frame draw:style-name="gr12" draw:text-style-name="P5" draw:layer="layout" svg:width="0.997cm" svg:height="1.181cm" svg:x="6.099cm" svg:y="3.91cm">
          <draw:text-box>
            <text:p text:style-name="P4"><text:span text:style-name="T1">R</text:span></text:p>
          </draw:text-box>
        </draw:frame>
        <draw:line draw:style-name="gr13" draw:text-style-name="P2" draw:layer="layout" svg:x1="8.366cm" svg:y1="7.683cm" svg:x2="8.366cm" svg:y2="1.155cm">
          <text:p text:style-name="P3"><text:span text:style-name="T1">Current</text:span></text:p>
          <text:p text:style-name="P3"><text:span text:style-name="T1"/></text:p>
        </draw:line>
        <draw:line draw:style-name="gr13" draw:text-style-name="P2" draw:layer="layout" svg:x1="7.451cm" svg:y1="6.765cm" svg:x2="14.24cm" svg:y2="6.765cm">
          <text:p text:style-name="P3"><text:span text:style-name="T1"/></text:p>
          <text:p text:style-name="P3"><text:span text:style-name="T1"/></text:p>
          <text:p text:style-name="P3"><text:span text:style-name="T1">Voltage</text:span></text:p>
          <text:p text:style-name="P3"/>
        </draw:line>
        <draw:frame draw:style-name="gr12" draw:text-style-name="P5" draw:layer="layout" svg:width="0.997cm" svg:height="1.181cm" svg:x="10.677cm" svg:y="3.559cm">
          <draw:text-box>
            <text:p text:style-name="P4"><text:span text:style-name="T1">?</text:span></text:p>
          </draw:text-box>
        </draw:frame>
        <draw:connector draw:style-name="gr10" draw:text-style-name="P3" xml:id="id5" draw:id="id5" draw:layer="layout" svg:x1="4.748cm" svg:y1="3.786cm" svg:x2="3.769cm" svg:y2="3.09cm" draw:start-shape="id1" draw:start-glue-point="0" draw:end-shape="id3" draw:end-glue-point="1" svg:d="M4748 3786v-696h-979" svg:viewBox="0 0 980 697">
          <text:p/>
        </draw:connector>
        <draw:g xml:id="id4" draw:id="id4">
          <draw:line draw:style-name="gr9" draw:text-style-name="P2" draw:layer="layout" svg:x1="5.895cm" svg:y1="3.787cm" svg:x2="6.242cm" svg:y2="3.852cm">
            <text:p/>
          </draw:line>
          <draw:line draw:style-name="gr9" draw:text-style-name="P2" draw:layer="layout" svg:x1="5.666cm" svg:y1="3.954cm" svg:x2="6.24cm" svg:y2="4.069cm">
            <text:p/>
          </draw:line>
          <draw:line draw:style-name="gr9" draw:text-style-name="P2" draw:layer="layout" svg:x1="5.662cm" svg:y1="3.957cm" svg:x2="6.238cm" svg:y2="3.851cm">
            <text:p/>
          </draw:line>
          <draw:line draw:style-name="gr9" draw:text-style-name="P2" draw:layer="layout" svg:x1="6.236cm" svg:y1="4.068cm" svg:x2="5.66cm" svg:y2="4.174cm">
            <text:p/>
          </draw:line>
          <draw:line draw:style-name="gr9" draw:text-style-name="P2" draw:layer="layout" svg:x1="6.234cm" svg:y1="4.285cm" svg:x2="5.658cm" svg:y2="4.391cm">
            <text:p/>
          </draw:line>
          <draw:line draw:style-name="gr9" draw:text-style-name="P2" draw:layer="layout" svg:x1="6.238cm" svg:y1="4.288cm" svg:x2="5.664cm" svg:y2="4.173cm">
            <text:p/>
          </draw:line>
          <draw:line draw:style-name="gr9" draw:text-style-name="P2" draw:layer="layout" svg:x1="5.661cm" svg:y1="4.381cm" svg:x2="6.235cm" svg:y2="4.496cm">
            <text:p/>
          </draw:line>
          <draw:line draw:style-name="gr9" draw:text-style-name="P2" draw:layer="layout" svg:x1="5.66cm" svg:y1="4.598cm" svg:x2="6.234cm" svg:y2="4.713cm">
            <text:p/>
          </draw:line>
          <draw:line draw:style-name="gr9" draw:text-style-name="P2" draw:layer="layout" svg:x1="5.656cm" svg:y1="4.601cm" svg:x2="6.232cm" svg:y2="4.495cm">
            <text:p/>
          </draw:line>
          <draw:line draw:style-name="gr9" draw:text-style-name="P2" draw:layer="layout" svg:x1="6.23cm" svg:y1="4.711cm" svg:x2="5.654cm" svg:y2="4.817cm">
            <text:p/>
          </draw:line>
          <draw:line draw:style-name="gr9" draw:text-style-name="P2" draw:layer="layout" svg:x1="6.228cm" svg:y1="4.929cm" svg:x2="5.885cm" svg:y2="4.989cm">
            <text:p/>
          </draw:line>
          <draw:line draw:style-name="gr9" draw:text-style-name="P2" draw:layer="layout" svg:x1="6.232cm" svg:y1="4.931cm" svg:x2="5.658cm" svg:y2="4.816cm">
            <text:p/>
          </draw:line>
        </draw:g>
        <draw:connector draw:style-name="gr10" draw:text-style-name="P3" draw:layer="layout" svg:x1="5.948cm" svg:y1="4.988cm" svg:x2="3.518cm" svg:y2="7.199cm" draw:start-shape="id4" draw:start-glue-point="2" draw:end-shape="id2" draw:end-glue-point="0" svg:d="M5948 4988v1106h-2430v1105" svg:viewBox="0 0 2431 2212">
          <text:p/>
        </draw:connector>
        <draw:connector draw:style-name="gr10" draw:text-style-name="P3" draw:layer="layout" svg:x1="5.948cm" svg:y1="3.787cm" svg:x2="4.748cm" svg:y2="3.09cm" draw:start-shape="id4" draw:start-glue-point="0" draw:end-shape="id5" draw:end-glue-point="0" svg:d="M5948 3787v-697h-1200" svg:viewBox="0 0 1201 698">
          <text:p/>
        </draw:connector>
        <draw:frame draw:style-name="gr12" draw:text-style-name="P5" draw:layer="layout" svg:width="0.997cm" svg:height="1.181cm" svg:x="3.7cm" svg:y="3.911cm">
          <draw:text-box>
            <text:p text:style-name="P4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07T15:44:06.775179769</dc:date>
    <meta:editing-duration>PT11M58S</meta:editing-duration>
    <meta:editing-cycles>3</meta:editing-cycles>
    <meta:generator>LibreOffice/5.1.6.2$Linux_X86_64 LibreOffice_project/10m0$Build-2</meta:generator>
    <meta:document-statistic meta:object-count="47"/>
  </office:meta>
</office:document-meta>
</file>